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 <text:s/>30</text:p>
      <text:p text:style-name="Standard"/>
      <text:p text:style-name="Standard">#CRIANDO UM DATAFRAME PARA USO NO POWER BI_ESTAGIOS COM OS DADOS LEVANTADOS NA FINALIDADE ABASTECIMENTO HUMANO</text:p>
      <text:p text:style-name="Standard">AB_HUM_PWBI_ESTAGIOS = DIREITO_DE_USO_AB_HUM_MAX.copy()</text:p>
      <text:p text:style-name="Standard"/>
      <text:p text:style-name="Standard">#REDUZINDO OS NÍVEIS DE REGULARIZAÇÃO DA FINALIDADE ABASTECIMENTO HUMANO A 03 FAIXAS</text:p>
      <text:p text:style-name="Standard">lista_faixa_reg_ab_hum = []</text:p>
      <text:p text:style-name="Standard">faixa_ab_hum = AB_HUM_PWBI_ESTAGIOS['REG_AB_HUM']</text:p>
      <text:p text:style-name="Standard">for abhum in faixa_ab_hum:</text:p>
      <text:p text:style-name="Standard"><text:s text:c="4"/>if abhum &lt;= 4:</text:p>
      <text:p text:style-name="Standard"><text:s text:c="8"/>regabhum = 'TERCEO'</text:p>
      <text:p text:style-name="Standard"><text:s text:c="8"/>lista_faixa_reg_ab_hum.append(regabhum)</text:p>
      <text:p text:style-name="Standard"><text:s text:c="4"/>if abhum &gt;= 6:</text:p>
      <text:p text:style-name="Standard"><text:s text:c="8"/>regabhum = 'PRIMEIRO'</text:p>
      <text:p text:style-name="Standard"><text:s text:c="8"/>lista_faixa_reg_ab_hum.append(regabhum)</text:p>
      <text:p text:style-name="Standard"><text:s text:c="4"/>if abhum &gt; 4 and abhum &lt; 6 <text:s/>:</text:p>
      <text:p text:style-name="Standard"><text:s text:c="8"/>regabhum = 'SEGUNDO'</text:p>
      <text:p text:style-name="Standard"><text:s text:c="8"/>lista_faixa_reg_ab_hum.append(regabhum)</text:p>
      <text:p text:style-name="Standard">AB_HUM_PWBI_ESTAGIOS['NIVEL'] = lista_faixa_reg_ab_hum</text:p>
      <text:p text:style-name="Standard"><text:s/></text:p>
      <text:p text:style-name="Standard">#GERANDO NOVO ÍNDICE COM SEQUÊNCIA UNIFORME</text:p>
      <text:p text:style-name="Standard">AB_HUM_PWBI_ESTAGIOS = AB_HUM_PWBI_ESTAGIOS.reset_index() </text:p>
      <text:p text:style-name="Standard"/>
      <text:p text:style-name="Standard">#SEPARANDO <text:s/>COLUNAS QUE NÃO HÁ INTERESSE</text:p>
      <text:p text:style-name="Standard">conj_colunas_AB_HUM_PWBI_ESTAGIOS=set(AB_HUM_PWBI_ESTAGIOS.columns.values.tolist())#Criando uma lista com os nomes das colunas</text:p>
      <text:p text:style-name="Standard">conj_colunas_AB_HUM_PWBI_ESTAGIOS_mantidas = {'Nome Município','MUNICIPIO', 'CD_IBGE','DIF_PROP_VOL_MAX_VOL_2020','L_HAB_DIA_ANO_VOL_2020','L_HAB_DIA_ANO_VOL_MAX','POP_ESTIMADA_2020','POP_EST_ANO_VOL_MAX','VOLUME_MAX_MUN_M3','VOLUME_MUN_ABHUM2020_M3','VOL_2020_MIN_OMS','VOL_SUBTER_M3','VOL_SUPERF_M3','NIVEL'}# Conjunto de colunas que permanecerão</text:p>
      <text:p text:style-name="Standard">conj_colunas_remover = conj_colunas_AB_HUM_PWBI_ESTAGIOS - conj_colunas_AB_HUM_PWBI_ESTAGIOS_mantidas#Colunas a remover</text:p>
      <text:p text:style-name="Standard"/>
      <text:p text:style-name="Standard">#REMOVER COLUNAS SELECIONADAS</text:p>
      <text:p text:style-name="Standard">AB_HUM_PWBI_ESTAGIOS = AB_HUM_PWBI_ESTAGIOS.drop(columns=conj_colunas_remover)# Removendo as colunas <text:s/></text:p>
      <text:p text:style-name="Standard"/>
      <text:p text:style-name="Standard">#RENOMEAR <text:s/>COLUNAS</text:p>
      <text:p text:style-name="Standard">AB_HUM_PWBI_ESTAGIOS = AB_HUM_PWBI_ESTAGIOS.rename(columns={'VOL_SUPERF_M3':'VOL_MAX_SUPERF_M3','VOL_SUBTER_M3':'VOL_MAX_SUBTER_M3','VOLUME_MUN_ABHUM2020_M3':'VOLUME_MUN_ABHUM_2020_M3'})</text:p>
      <text:p text:style-name="Standard"/>
      <text:p text:style-name="Standard">#ALTERANDO A FORMATAÇÃO DO TIPO DE COLUNA - REDUZIR A MEMÓRIA USADA</text:p>
      <text:p text:style-name="Standard">AB_HUM_PWBI_ESTAGIOS.VOL_MAX_SUBTER_M3 <text:s/>= AB_HUM_PWBI_ESTAGIOS.VOL_MAX_SUBTER_M3.astype('float32')</text:p>
      <text:p text:style-name="Standard">AB_HUM_PWBI_ESTAGIOS.VOLUME_MAX_MUN_M3 <text:s/>= AB_HUM_PWBI_ESTAGIOS.VOLUME_MAX_MUN_M3.astype('float32')</text:p>
      <text:p text:style-name="Standard"><text:soft-page-break/>AB_HUM_PWBI_ESTAGIOS.VOLUME_MUN_ABHUM_2020_M3 <text:s/>= AB_HUM_PWBI_ESTAGIOS.VOLUME_MUN_ABHUM_2020_M3.astype('float32')</text:p>
      <text:p text:style-name="Standard">AB_HUM_PWBI_ESTAGIOS.DIF_PROP_VOL_MAX_VOL_2020 <text:s/>= AB_HUM_PWBI_ESTAGIOS.DIF_PROP_VOL_MAX_VOL_2020.astype('float32')</text:p>
      <text:p text:style-name="Standard">AB_HUM_PWBI_ESTAGIOS.L_HAB_DIA_ANO_VOL_MAX <text:s/>= AB_HUM_PWBI_ESTAGIOS.L_HAB_DIA_ANO_VOL_MAX.astype('float32')</text:p>
      <text:p text:style-name="Standard">AB_HUM_PWBI_ESTAGIOS.L_HAB_DIA_ANO_VOL_2020 <text:s text:c="2"/>= AB_HUM_PWBI_ESTAGIOS.L_HAB_DIA_ANO_VOL_2020.astype('float32')</text:p>
      <text:p text:style-name="Standard">AB_HUM_PWBI_ESTAGIOS.POP_ESTIMADA_2020 <text:s text:c="2"/>= AB_HUM_PWBI_ESTAGIOS.POP_ESTIMADA_2020.astype('int32')</text:p>
      <text:p text:style-name="Standard">AB_HUM_PWBI_ESTAGIOS.VOL_2020_MIN_OMS = AB_HUM_PWBI_ESTAGIOS.VOL_2020_MIN_OMS .astype('float32')</text:p>
      <text:p text:style-name="Standard">AB_HUM_PWBI_ESTAGIOS.NIVEL <text:s/>= AB_HUM_PWBI_ESTAGIOS.NIVEL.astype('str')</text:p>
      <text:p text:style-name="Standard"/>
      <text:p text:style-name="Standard">#AB_HUM_PWBI_ESTAGIOS.to_excel('AB_HUM_PWBI_ESTAGIOS.xlsx',encoding='utf-8',index=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31T18:05:43.357000000</meta:creation-date>
    <dc:date>2021-10-31T18:06:20.254000000</dc:date>
    <meta:editing-duration>PT37S</meta:editing-duration>
    <meta:editing-cycles>1</meta:editing-cycles>
    <meta:document-statistic meta:table-count="0" meta:image-count="0" meta:object-count="0" meta:page-count="2" meta:paragraph-count="39" meta:word-count="170" meta:character-count="2833" meta:non-whitespace-character-count="2623"/>
    <meta:generator>LibreOffice/6.3.4.2$Windows_X86_64 LibreOffice_project/60da17e045e08f1793c57c00ba83cdfce946d0aa</meta:generator>
  </office:meta>
</office:document-meta>
</file>